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4000001CAA1DE3A30D482F874.png" manifest:media-type="image/png"/>
  <manifest:file-entry manifest:full-path="Pictures/100000000000079800000A20FB5C83BEB508A403.jpg" manifest:media-type="image/jpeg"/>
  <manifest:file-entry manifest:full-path="Pictures/10000201000004520000024A34737C5A7C2A86EF.png" manifest:media-type="image/png"/>
  <manifest:file-entry manifest:full-path="Pictures/10000201000000E5000001207CFAFACC0B461F74.png" manifest:media-type="image/png"/>
  <manifest:file-entry manifest:full-path="Pictures/10001BFC00001C00000023478A742933DEE3EC5F.svg" manifest:media-type="image/svg+xml"/>
  <manifest:file-entry manifest:full-path="Pictures/100002010000043E000001D2E7509A9114DFFA73.png" manifest:media-type="image/png"/>
  <manifest:file-entry manifest:full-path="Pictures/1000000000000648000009F0FA632D822EA5966B.jpg" manifest:media-type="image/jpeg"/>
  <manifest:file-entry manifest:full-path="Pictures/1000020100000452000003622EE1D7CD707D32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ource-Destination" style:family="table">
      <style:table-properties style:width="6.6931in" fo:break-before="auto" fo:break-after="auto" table:align="margins"/>
    </style:style>
    <style:style style:name="Source-Destination.A" style:family="table-column">
      <style:table-column-properties style:column-width="1.6729in" style:rel-column-width="16383*"/>
    </style:style>
    <style:style style:name="Source-Destination.D" style:family="table-column">
      <style:table-column-properties style:column-width="1.6736in" style:rel-column-width="16386*"/>
    </style:style>
    <style:style style:name="Source-Destination.A1" style:family="table-cell">
      <style:table-cell-properties fo:padding="0.0382in" fo:border-left="0.05pt solid #000000" fo:border-right="none" fo:border-top="0.05pt solid #000000" fo:border-bottom="0.05pt solid #000000"/>
    </style:style>
    <style:style style:name="Source-Destination.D1" style:family="table-cell">
      <style:table-cell-properties fo:padding="0.0382in" fo:border="0.05pt solid #000000"/>
    </style:style>
    <style:style style:name="Source-Destination.A2" style:family="table-cell">
      <style:table-cell-properties fo:padding="0.0382in" fo:border-left="0.05pt solid #000000" fo:border-right="none" fo:border-top="none" fo:border-bottom="0.05pt solid #000000"/>
    </style:style>
    <style:style style:name="Source-Destination.D2" style:family="table-cell">
      <style:table-cell-properties fo:padding="0.0382in" fo:border-left="0.05pt solid #000000" fo:border-right="0.05pt solid #000000" fo:border-top="none" fo:border-bottom="0.05pt solid #000000"/>
    </style:style>
    <style:style style:name="Source-Destination.6" style:family="table-row">
      <style:table-row-properties style:min-row-height="0.6556in"/>
    </style:style>
    <style:style style:name="Table1" style:family="table">
      <style:table-properties style:width="6.6931in" table:align="margins"/>
    </style:style>
    <style:style style:name="Table1.A" style:family="table-column">
      <style:table-column-properties style:column-width="1.6736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3627e" officeooo:paragraph-rsid="0003627e"/>
    </style:style>
    <style:style style:name="P2" style:family="paragraph" style:parent-style-name="Text_20_body">
      <style:paragraph-properties fo:text-align="justify" style:justify-single-word="false"/>
      <style:text-properties fo:language="en" fo:country="GB" officeooo:rsid="0003627e" officeooo:paragraph-rsid="0003627e"/>
    </style:style>
    <style:style style:name="P3" style:family="paragraph" style:parent-style-name="Text_20_body">
      <style:paragraph-properties fo:text-align="justify" style:justify-single-word="false"/>
      <style:text-properties fo:language="en" fo:country="GB" officeooo:rsid="00064170" officeooo:paragraph-rsid="00064170"/>
    </style:style>
    <style:style style:name="P4" style:family="paragraph" style:parent-style-name="Text_20_body">
      <style:paragraph-properties fo:text-align="justify" style:justify-single-word="false"/>
      <style:text-properties officeooo:rsid="00064170" officeooo:paragraph-rsid="00064170"/>
    </style:style>
    <style:style style:name="P5" style:family="paragraph" style:parent-style-name="Text_20_body">
      <style:paragraph-properties fo:text-align="justify" style:justify-single-word="false"/>
      <style:text-properties officeooo:rsid="000b1e36" officeooo:paragraph-rsid="000b1e36"/>
    </style:style>
    <style:style style:name="P6" style:family="paragraph" style:parent-style-name="Text_20_body">
      <style:paragraph-properties fo:text-align="justify" style:justify-single-word="false"/>
      <style:text-properties officeooo:rsid="000f1fb9" officeooo:paragraph-rsid="000f1fb9"/>
    </style:style>
    <style:style style:name="P7" style:family="paragraph" style:parent-style-name="Text_20_body">
      <style:paragraph-properties fo:text-align="justify" style:justify-single-word="false"/>
      <style:text-properties officeooo:rsid="00184cc2" officeooo:paragraph-rsid="00184cc2"/>
    </style:style>
    <style:style style:name="P8" style:family="paragraph" style:parent-style-name="Text_20_body">
      <style:paragraph-properties fo:text-align="justify" style:justify-single-word="false"/>
      <style:text-properties officeooo:rsid="00224854" officeooo:paragraph-rsid="00224854"/>
    </style:style>
    <style:style style:name="P9" style:family="paragraph" style:parent-style-name="Text_20_body">
      <style:text-properties officeooo:rsid="00255706" officeooo:paragraph-rsid="00255706"/>
    </style:style>
    <style:style style:name="P10" style:family="paragraph" style:parent-style-name="Text_20_body">
      <style:text-properties officeooo:rsid="00306985" officeooo:paragraph-rsid="00306985"/>
    </style:style>
    <style:style style:name="P11" style:family="paragraph" style:parent-style-name="Text_20_body">
      <style:text-properties officeooo:rsid="003096be" officeooo:paragraph-rsid="003096be"/>
    </style:style>
    <style:style style:name="P12" style:family="paragraph" style:parent-style-name="Text_20_body">
      <style:paragraph-properties fo:text-align="justify" style:justify-single-word="false"/>
      <style:text-properties officeooo:rsid="003096be" officeooo:paragraph-rsid="003096be"/>
    </style:style>
    <style:style style:name="P13" style:family="paragraph" style:parent-style-name="Title">
      <style:paragraph-properties fo:text-align="justify" style:justify-single-word="false"/>
    </style:style>
    <style:style style:name="P14" style:family="paragraph" style:parent-style-name="Table_20_Heading">
      <style:text-properties fo:font-size="11pt" officeooo:rsid="001c9067" officeooo:paragraph-rsid="001c9067" style:font-size-asian="10.5pt"/>
    </style:style>
    <style:style style:name="P15" style:family="paragraph" style:parent-style-name="Table_20_Heading">
      <style:text-properties fo:font-size="11pt" officeooo:rsid="002226fc" officeooo:paragraph-rsid="002226fc" style:font-size-asian="10.5pt"/>
    </style:style>
    <style:style style:name="P16" style:family="paragraph" style:parent-style-name="Table_20_Contents">
      <style:paragraph-properties fo:text-align="justify" style:justify-single-word="false"/>
      <style:text-properties fo:font-size="11pt" officeooo:rsid="001c9067" officeooo:paragraph-rsid="001c9067" style:font-size-asian="10.5pt"/>
    </style:style>
    <style:style style:name="P17" style:family="paragraph" style:parent-style-name="Table_20_Contents">
      <style:paragraph-properties fo:text-align="justify" style:justify-single-word="false"/>
      <style:text-properties fo:font-size="11pt" officeooo:rsid="00209828" officeooo:paragraph-rsid="00209828" style:font-size-asian="10.5pt"/>
    </style:style>
    <style:style style:name="P18" style:family="paragraph" style:parent-style-name="Table_20_Contents">
      <style:paragraph-properties fo:text-align="justify" style:justify-single-word="false"/>
      <style:text-properties fo:font-size="11pt" officeooo:rsid="0021e9e5" officeooo:paragraph-rsid="0021e9e5" style:font-size-asian="10.5pt"/>
    </style:style>
    <style:style style:name="P19" style:family="paragraph" style:parent-style-name="Table_20_Contents">
      <style:paragraph-properties fo:text-align="justify" style:justify-single-word="false"/>
      <style:text-properties fo:font-size="11pt" officeooo:rsid="002226fc" officeooo:paragraph-rsid="002226fc" style:font-size-asian="10.5pt"/>
    </style:style>
    <style:style style:name="P20" style:family="paragraph" style:parent-style-name="Text_20_body">
      <style:paragraph-properties fo:margin-top="0in" fo:margin-bottom="0in" loext:contextual-spacing="false" fo:line-height="100%" fo:text-align="justify" style:justify-single-word="false"/>
      <style:text-properties style:font-name="Liberation Mono" fo:font-size="10pt" officeooo:rsid="00224854" officeooo:paragraph-rsid="00224854" style:font-size-asian="10pt" style:font-size-complex="10pt"/>
    </style:style>
    <style:style style:name="P21" style:family="paragraph" style:parent-style-name="Text_20_body">
      <style:paragraph-properties fo:margin-top="0in" fo:margin-bottom="0in" loext:contextual-spacing="false" fo:line-height="100%" fo:text-align="justify" style:justify-single-word="false"/>
      <style:text-properties style:font-name="Liberation Mono" fo:font-size="10pt" officeooo:rsid="00255706" officeooo:paragraph-rsid="00255706" style:font-size-asian="10pt" style:font-size-complex="10pt"/>
    </style:style>
    <style:style style:name="P22" style:family="paragraph" style:parent-style-name="Text_20_body">
      <style:paragraph-properties fo:margin-top="0in" fo:margin-bottom="0in" loext:contextual-spacing="false"/>
      <style:text-properties style:font-name="Liberation Mono" officeooo:rsid="0026380f" officeooo:paragraph-rsid="0026380f"/>
    </style:style>
    <style:style style:name="P23" style:family="paragraph" style:parent-style-name="Text_20_body">
      <style:paragraph-properties fo:margin-top="0in" fo:margin-bottom="0in" loext:contextual-spacing="false"/>
      <style:text-properties officeooo:rsid="0026380f" officeooo:paragraph-rsid="0026380f"/>
    </style:style>
    <style:style style:name="P24" style:family="paragraph" style:parent-style-name="Text_20_body">
      <style:paragraph-properties fo:margin-top="0in" fo:margin-bottom="0in" loext:contextual-spacing="false"/>
      <style:text-properties officeooo:rsid="0027275a" officeooo:paragraph-rsid="0027275a"/>
    </style:style>
    <style:style style:name="P25" style:family="paragraph" style:parent-style-name="Text_20_body">
      <style:paragraph-properties fo:text-align="justify" style:justify-single-word="false"/>
      <style:text-properties officeooo:rsid="00351074" officeooo:paragraph-rsid="00351074"/>
    </style:style>
    <style:style style:name="P26" style:family="paragraph" style:parent-style-name="Text_20_body">
      <style:paragraph-properties fo:text-align="justify" style:justify-single-word="false"/>
      <style:text-properties officeooo:rsid="003c5082" officeooo:paragraph-rsid="003c5082"/>
    </style:style>
    <style:style style:name="P27" style:family="paragraph" style:parent-style-name="Text_20_body">
      <style:paragraph-properties fo:text-align="justify" style:justify-single-word="false"/>
      <style:text-properties officeooo:rsid="00437f7a" officeooo:paragraph-rsid="00437f7a"/>
    </style:style>
    <style:style style:name="P28" style:family="paragraph" style:parent-style-name="Text_20_body">
      <style:text-properties officeooo:rsid="00437f7a" officeooo:paragraph-rsid="00437f7a"/>
    </style:style>
    <style:style style:name="P29" style:family="paragraph" style:parent-style-name="Text_20_body">
      <style:text-properties officeooo:rsid="004918b0" officeooo:paragraph-rsid="004918b0"/>
    </style:style>
    <style:style style:name="P30" style:family="paragraph" style:parent-style-name="Text_20_body">
      <style:text-properties officeooo:rsid="004b6475" officeooo:paragraph-rsid="004b6475"/>
    </style:style>
    <style:style style:name="P31" style:family="paragraph" style:parent-style-name="Text_20_body">
      <style:text-properties officeooo:rsid="004c370d" officeooo:paragraph-rsid="004c370d"/>
    </style:style>
    <style:style style:name="P32" style:family="paragraph" style:parent-style-name="Text_20_body">
      <style:text-properties officeooo:rsid="004c5061" officeooo:paragraph-rsid="004c5061"/>
    </style:style>
    <style:style style:name="P33" style:family="paragraph" style:parent-style-name="Text_20_body">
      <style:text-properties officeooo:rsid="004ce2ad" officeooo:paragraph-rsid="004ce2ad"/>
    </style:style>
    <style:style style:name="P34" style:family="paragraph" style:parent-style-name="Text_20_body">
      <style:text-properties officeooo:rsid="00507bc6" officeooo:paragraph-rsid="00507bc6"/>
    </style:style>
    <style:style style:name="P35" style:family="paragraph" style:parent-style-name="Text_20_body">
      <style:text-properties officeooo:paragraph-rsid="00507bc6"/>
    </style:style>
    <style:style style:name="P36" style:family="paragraph" style:parent-style-name="Text_20_body" style:list-style-name="L1">
      <style:text-properties officeooo:rsid="00531d80" officeooo:paragraph-rsid="00531d80"/>
    </style:style>
    <style:style style:name="P37" style:family="paragraph" style:parent-style-name="Text_20_body">
      <style:paragraph-properties fo:text-align="justify" style:justify-single-word="false" fo:break-before="page"/>
      <style:text-properties officeooo:rsid="003c5082" officeooo:paragraph-rsid="003c5082"/>
    </style:style>
    <style:style style:name="P38" style:family="paragraph" style:parent-style-name="Heading_20_1">
      <style:paragraph-properties fo:text-align="justify" style:justify-single-word="false"/>
      <style:text-properties officeooo:rsid="0003627e" officeooo:paragraph-rsid="0003627e"/>
    </style:style>
    <style:style style:name="P39" style:family="paragraph" style:parent-style-name="Heading_20_2">
      <style:paragraph-properties fo:text-align="justify" style:justify-single-word="false"/>
    </style:style>
    <style:style style:name="P40" style:family="paragraph" style:parent-style-name="Heading_20_2" style:list-style-name=""/>
    <style:style style:name="P41" style:family="paragraph" style:parent-style-name="Heading_20_2">
      <style:text-properties officeooo:rsid="00184cc2" officeooo:paragraph-rsid="00184cc2"/>
    </style:style>
    <style:style style:name="P42" style:family="paragraph" style:parent-style-name="Heading_20_2">
      <style:text-properties officeooo:rsid="00531d80"/>
    </style:style>
    <style:style style:name="P43" style:family="paragraph" style:parent-style-name="Heading_20_2">
      <style:paragraph-properties fo:break-before="page"/>
    </style:style>
    <style:style style:name="P44" style:family="paragraph" style:parent-style-name="Heading_20_2">
      <style:paragraph-properties fo:break-before="page"/>
      <style:text-properties officeooo:paragraph-rsid="001316cf"/>
    </style:style>
    <style:style style:name="P45" style:family="paragraph" style:parent-style-name="Heading_20_3">
      <style:paragraph-properties fo:text-align="justify" style:justify-single-word="false"/>
    </style:style>
    <style:style style:name="P46" style:family="paragraph" style:parent-style-name="Table_20_Contents">
      <style:text-properties fo:font-size="11pt" style:font-size-asian="10.5pt"/>
    </style:style>
    <style:style style:name="P47" style:family="paragraph" style:parent-style-name="Table_20_Contents">
      <style:text-properties fo:font-size="11pt" officeooo:rsid="0046c805" officeooo:paragraph-rsid="0046c805" style:font-size-asian="10.5pt"/>
    </style:style>
    <style:style style:name="P48" style:family="paragraph" style:parent-style-name="Table_20_Contents">
      <style:text-properties fo:font-size="11pt" officeooo:rsid="004918b0" officeooo:paragraph-rsid="004918b0" style:font-size-asian="10.5pt"/>
    </style:style>
    <style:style style:name="P49" style:family="paragraph" style:parent-style-name="Table_20_Contents">
      <style:text-properties fo:font-size="11pt" officeooo:rsid="004a70d4" officeooo:paragraph-rsid="004a70d4" style:font-size-asian="10.5pt"/>
    </style:style>
    <style:style style:name="P50" style:family="paragraph" style:parent-style-name="Table_20_Contents">
      <style:text-properties fo:font-size="11pt" officeooo:rsid="004b6475" officeooo:paragraph-rsid="004b6475" style:font-size-asian="10.5pt"/>
    </style:style>
    <style:style style:name="P51" style:family="paragraph" style:parent-style-name="Table_20_Contents">
      <style:text-properties fo:font-size="11pt" officeooo:rsid="004c370d" officeooo:paragraph-rsid="004c370d" style:font-size-asian="10.5pt"/>
    </style:style>
    <style:style style:name="P52" style:family="paragraph" style:parent-style-name="Table_20_Contents">
      <style:text-properties fo:font-size="11pt" officeooo:rsid="004c5061" officeooo:paragraph-rsid="004c5061" style:font-size-asian="10.5pt"/>
    </style:style>
    <style:style style:name="P53" style:family="paragraph" style:parent-style-name="Table_20_Contents">
      <style:text-properties fo:font-size="11pt" officeooo:rsid="004ce2ad" officeooo:paragraph-rsid="004ce2ad" style:font-size-asian="10.5pt"/>
    </style:style>
    <style:style style:name="P54" style:family="paragraph" style:parent-style-name="Table_20_Heading">
      <style:text-properties fo:font-size="11pt" officeooo:rsid="0046c805" officeooo:paragraph-rsid="0046c805" style:font-size-asian="10.5pt"/>
    </style:style>
    <style:style style:name="T1" style:family="text">
      <style:text-properties officeooo:rsid="00044968"/>
    </style:style>
    <style:style style:name="T2" style:family="text">
      <style:text-properties officeooo:rsid="0008230b"/>
    </style:style>
    <style:style style:name="T3" style:family="text">
      <style:text-properties officeooo:rsid="000b1e36"/>
    </style:style>
    <style:style style:name="T4" style:family="text">
      <style:text-properties officeooo:rsid="000ecd45"/>
    </style:style>
    <style:style style:name="T5" style:family="text">
      <style:text-properties officeooo:rsid="000f968c"/>
    </style:style>
    <style:style style:name="T6" style:family="text">
      <style:text-properties officeooo:rsid="001316cf"/>
    </style:style>
    <style:style style:name="T7" style:family="text">
      <style:text-properties officeooo:rsid="0018731e"/>
    </style:style>
    <style:style style:name="T8" style:family="text">
      <style:text-properties style:text-position="super 58%"/>
    </style:style>
    <style:style style:name="T9" style:family="text">
      <style:text-properties officeooo:rsid="00209828"/>
    </style:style>
    <style:style style:name="T10" style:family="text">
      <style:text-properties officeooo:rsid="00219536"/>
    </style:style>
    <style:style style:name="T11" style:family="text">
      <style:text-properties officeooo:rsid="00255706"/>
    </style:style>
    <style:style style:name="T12" style:family="text">
      <style:text-properties officeooo:rsid="0026380f"/>
    </style:style>
    <style:style style:name="T13" style:family="text">
      <style:text-properties officeooo:rsid="0027275a"/>
    </style:style>
    <style:style style:name="T14" style:family="text">
      <style:text-properties officeooo:rsid="00317425"/>
    </style:style>
    <style:style style:name="T15" style:family="text">
      <style:text-properties officeooo:rsid="0036c92c"/>
    </style:style>
    <style:style style:name="T16" style:family="text">
      <style:text-properties officeooo:rsid="003f39f5"/>
    </style:style>
    <style:style style:name="T17" style:family="text">
      <style:text-properties officeooo:rsid="00437f7a"/>
    </style:style>
    <style:style style:name="T18" style:family="text">
      <style:text-properties officeooo:rsid="00450d69"/>
    </style:style>
    <style:style style:name="T19" style:family="text">
      <style:text-properties officeooo:rsid="004918b0"/>
    </style:style>
    <style:style style:name="T20" style:family="text">
      <style:text-properties officeooo:rsid="00507bc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MP4 Coursework</text:p>
      <text:h text:style-name="P38" text:outline-level="1">Analysis</text:h>
      <text:h text:style-name="P39" text:outline-level="2">Introduction</text:h>
      <text:h text:style-name="P45" text:outline-level="3">Client Identification</text:h>
      <text:p text:style-name="P2">My client is St. Andrew's Street Baptist Church, the administration consists of a team of up to five people of various ages with little experience with computers apart from performing basic tasks such as word processing and using simple spreadsheets. <text:span text:style-name="T1">Currently the church has a simple file sharing between a small network of 5 computers, these computers include Apple and Windows computers.</text:span></text:p>
      <text:p text:style-name="P3">All of the members of the administrative team at St. Andrew's Street Baptist are required to attend various meetings and complete certain tasks, all of which have potential to be confidential. The team provides pastoral care and other supportive services to people all across Cambridgeshire and sometimes further. Being a large city centre church, the membership and the composition of the administrative team is subject to change on a regular basis.</text:p>
      <text:p text:style-name="P3">The Church has expressed a desire to use a computer system to organise, centralise and control all of the data involved in operating the Church. <text:s/>With the proposed system, the admin team would like to be able to keep a record of all of their meetings and tasks as well as keep track of the quantities of a few finite resources used in the offices.</text:p>
      <text:h text:style-name="P45" text:outline-level="3">Define the Current System</text:h>
      <text:p text:style-name="P4">The current system in place is a manual paper based system which involves each member of the administrative team writing down <text:span text:style-name="T2">details of meetings, appointments and tasks and recording it in a personal dairy and/or planner. This information includes: a title for that meeting, appointment or task, who else is meant to attend, the location of the meeting or appointment and the date &amp; time at which this meeting will take place.</text:span></text:p>
      <text:p text:style-name="P4">If a meeting involves more than one person (as most meetings do!) then the team relies on either verbal or email communication <text:span text:style-name="T3">of the key pieces of information for that meeting, the person receiving the request for meeting then replies to that email to confirm or deny their attendance to the meeting, if the accept the meeting, they then add a copy of the information to their planner, if not they archive the email and take no further action.</text:span></text:p>
      <text:p text:style-name="P5">There is also a central list of the resources available to the office staff which is updated on a regular basis <text:span text:style-name="T4">with the new amounts of the various resources. All members of the administrative team have access to this list, and there is shared responsibility of who goes to purchase additional resources if the current stock is depleted.</text:span></text:p>
      <text:h text:style-name="P40" text:outline-level="2"/>
      <text:h text:style-name="P44" text:outline-level="2"><text:span text:style-name="T6">Describe</text:span> the Problems</text:h>
      <text:p text:style-name="P6">The current system should work well, in theory, however there have been many occasions when a meeting has been missed because an email failed to send or the organiser forgot to tell them. Often the office has ran out of a particular resource because <text:span text:style-name="T5">nobody updated the list or nobody saw that they were running out. Each person has a separate copy of each meeting that they are due to attend which could (and often does) lead to inconsistencies in the information that each person has, also the duplication of the data requires a large amount of physical space. The Church also plans to move it's offices so having a large amount of data increases the risk of data being lost or damaged during the move. Furthermore, the data is not stored in a secure location, it is either left in an office which is not always locked during the day, while the Church is open to the public or it is with it's owner who is liable to drop/forget/lose it which means the data is not secure.</text:span></text:p>
      <text:h text:style-name="Heading_20_5" text:outline-level="5">Insert the questionnaire here. </text:h>
      <text:p text:style-name="Text_20_body"/>
      <text:h text:style-name="Heading_20_1" text:outline-level="1">Investigation</text:h>
      <text:h text:style-name="P41" text:outline-level="2">The current system</text:h>
      <text:h text:style-name="Heading_20_3" text:outline-level="3">Data sources and Destinations</text:h>
      <text:p text:style-name="P7">In the current system, there is a definite flow of data between the different people working in the office, each person is both a source and destination of data. <text:span text:style-name="T7">When a person creates a meeting they will write it in their own personal diary, and then they will either email or speak the information about that meeting to whoever they are requesting to attend. The person who is being asked to attend sends information accepting or rejecting the request of attendance back to the person who 'owns' the meeting. </text:span></text:p>
      <table:table table:name="Source-Destination" table:style-name="Source-Destination">
        <table:table-column table:style-name="Source-Destination.A" table:number-columns-repeated="3"/>
        <table:table-column table:style-name="Source-Destination.D"/>
        <table:table-header-rows>
          <table:table-row>
            <table:table-cell table:style-name="Source-Destination.A1" office:value-type="string">
              <text:p text:style-name="P14"><text:span text:style-name="T10">S</text:span>ource</text:p>
            </table:table-cell>
            <table:table-cell table:style-name="Source-Destination.A1" office:value-type="string">
              <text:p text:style-name="P15">Data</text:p>
            </table:table-cell>
            <table:table-cell table:style-name="Source-Destination.A1" office:value-type="string">
              <text:p text:style-name="P14">Example Data</text:p>
            </table:table-cell>
            <table:table-cell table:style-name="Source-Destination.D1" office:value-type="string">
              <text:p text:style-name="P14">Destination</text:p>
            </table:table-cell>
          </table:table-row>
        </table:table-header-rows>
        <table:table-row>
          <table:table-cell table:style-name="Source-Destination.A2" office:value-type="string">
            <text:p text:style-name="P16">Meeting Owner</text:p>
          </table:table-cell>
          <table:table-cell table:style-name="Source-Destination.A2" office:value-type="string">
            <text:p text:style-name="P16">Meeting title, meeting location, meeting date &amp; time, people requested to attend the meeting</text:p>
          </table:table-cell>
          <table:table-cell table:style-name="Source-Destination.A2" office:value-type="string">
            <text:p text:style-name="P16">Coffee with Steve; Ian's Coffee House; Tuesday 13<text:span text:style-name="T8">th</text:span> October 10:15am; with Steve, Joel and Sabrina</text:p>
          </table:table-cell>
          <table:table-cell table:style-name="Source-Destination.D2" office:value-type="string">
            <text:p text:style-name="P16">Meeting Attendees</text:p>
          </table:table-cell>
        </table:table-row>
        <table:table-row>
          <table:table-cell table:style-name="Source-Destination.A2" office:value-type="string">
            <text:p text:style-name="P16">Meeting Attendee</text:p>
          </table:table-cell>
          <table:table-cell table:style-name="Source-Destination.A2" office:value-type="string">
            <text:p text:style-name="P16">Meeting title, <text:span text:style-name="T9">Confirm Attendance? </text:span></text:p>
          </table:table-cell>
          <table:table-cell table:style-name="Source-Destination.A2" office:value-type="string">
            <text:p text:style-name="P17">Coffee with Steve, Attending</text:p>
          </table:table-cell>
          <table:table-cell table:style-name="Source-Destination.D2" office:value-type="string">
            <text:p text:style-name="P17">Meeting Owner</text:p>
          </table:table-cell>
        </table:table-row>
        <table:table-row>
          <table:table-cell table:style-name="Source-Destination.A2" office:value-type="string">
            <text:p text:style-name="P18">Task Owner</text:p>
          </table:table-cell>
          <table:table-cell table:style-name="Source-Destination.A2" office:value-type="string">
            <text:p text:style-name="P18">Task title and a brief description of the task</text:p>
          </table:table-cell>
          <table:table-cell table:style-name="Source-Destination.A2" office:value-type="string">
            <text:p text:style-name="P18">Refile the copier paper; Make sure you use the yellow paper for this week's service sheets.</text:p>
          </table:table-cell>
          <table:table-cell table:style-name="Source-Destination.D2" office:value-type="string">
            <text:p text:style-name="P18">A scrap of paper pinned to a noticeboard, or a blank page in a personal notebook</text:p>
          </table:table-cell>
        </table:table-row>
        <table:table-row>
          <table:table-cell table:style-name="Source-Destination.A2" office:value-type="string">
            <text:p text:style-name="P19">Team member</text:p>
          </table:table-cell>
          <table:table-cell table:style-name="Source-Destination.A2" office:value-type="string">
            <text:p text:style-name="P19">Resource name, resource quantity, resource cost etc</text:p>
          </table:table-cell>
          <table:table-cell table:style-name="Source-Destination.A2" office:value-type="string">
            <text:p text:style-name="P19">Teabags, 50, 4.30</text:p>
          </table:table-cell>
          <table:table-cell table:style-name="Source-Destination.D2" office:value-type="string">
            <text:p text:style-name="P19">The resources <text:s/>book </text:p>
          </table:table-cell>
        </table:table-row>
        <table:table-row table:style-name="Source-Destination.6">
          <table:table-cell table:style-name="Source-Destination.A2" office:value-type="string">
            <text:p text:style-name="P19">Resources book</text:p>
          </table:table-cell>
          <table:table-cell table:style-name="Source-Destination.A2" office:value-type="string">
            <text:p text:style-name="P19">Resource name, enough of this resource available? </text:p>
          </table:table-cell>
          <table:table-cell table:style-name="Source-Destination.A2" office:value-type="string">
            <text:p text:style-name="P19">Teabags, no</text:p>
          </table:table-cell>
          <table:table-cell table:style-name="Source-Destination.D2" office:value-type="string">
            <text:p text:style-name="P19">Any member of staff</text:p>
            <text:p text:style-name="P19"/>
          </table:table-cell>
        </table:table-row>
      </table:table>
      <text:p text:style-name="P7"/>
      <text:h text:style-name="Heading_20_2" text:outline-level="2"><text:soft-page-break/>Algorithms</text:h>
      <text:p text:style-name="P8">In the current system, there are a few basic algorithms used. The first of which is for checking if a meeting will have all of the requested people in attendance.</text:p>
      <text:p text:style-name="P20">AllAgreed ← True</text:p>
      <text:p text:style-name="P20">Attendees ← [A list of attendees]</text:p>
      <text:p text:style-name="P20">FOR index ← 1 TO length(Attendees) DO</text:p>
      <text:p text:style-name="P20"><text:tab/>IF(Attendees[index] = False) THEN</text:p>
      <text:p text:style-name="P20"><text:tab/><text:tab/>AllAgreed ← False</text:p>
      <text:p text:style-name="P20"><text:tab/><text:span text:style-name="T11">END IF</text:span></text:p>
      <text:p text:style-name="P21">END FOR</text:p>
      <text:p text:style-name="P21">IF(AllAgreed = True)THEN</text:p>
      <text:p text:style-name="P21"><text:tab/>Meeting goes ahead</text:p>
      <text:p text:style-name="P21">ELSE</text:p>
      <text:p text:style-name="P21"><text:tab/>Alert meeting owner that not everyone has responded</text:p>
      <text:p text:style-name="P21">END IF</text:p>
      <text:p text:style-name="P9"/>
      <text:p text:style-name="P9">Another algorithm used has the purpose of checking if someone has completed a task they set themselves, <text:span text:style-name="T12">this also ensures that time is not wasted between tasks.</text:span></text:p>
      <text:p text:style-name="P22">TaskComplete ← False</text:p>
      <text:p text:style-name="P22">WHILE TaskComplete = False DO</text:p>
      <text:p text:style-name="P22"><text:tab/>IF Busy = False THEN</text:p>
      <text:p text:style-name="P22"><text:tab/><text:tab/>CompleteTheTask()</text:p>
      <text:p text:style-name="P22"><text:tab/>END IF</text:p>
      <text:p text:style-name="P22">END WHILE</text:p>
      <text:p text:style-name="P23">The third, and final algorithm used by the team is to check if there are any resources that need replenishing.</text:p>
      <text:p text:style-name="P23">ResourceInNeed ← EmptyList()</text:p>
      <text:p text:style-name="P23">Resources ← [A list of resources &amp; their quantities]</text:p>
      <text:p text:style-name="P23">FOR index ← 1 TO length(Resources) DO</text:p>
      <text:p text:style-name="P23"><text:tab/><text:span text:style-name="T13">IF Resources[index][RequiredAmount] &lt; Resources[index][CurrentAmount] THEN</text:span></text:p>
      <text:p text:style-name="P23"><text:tab/><text:tab/><text:span text:style-name="T13">ResourcesInNeed.append(Resource[index])</text:span></text:p>
      <text:p text:style-name="P23"><text:tab/><text:span text:style-name="T13">END IF</text:span></text:p>
      <text:p text:style-name="P24">END FOR</text:p>
      <text:p text:style-name="P24"/>
      <text:p text:style-name="P24">FOR index ← 1 TO length(ResourcesInNeed) DO</text:p>
      <text:p text:style-name="P24"><text:tab/>OUTPUT ResoucesInNeed[index]</text:p>
      <text:p text:style-name="P24">END FOR</text:p>
      <text:p text:style-name="P24"/>
      <text:h text:style-name="P40" text:outline-level="2"/>
      <text:h text:style-name="P43" text:outline-level="2">Data Flow Diagrams</text:h>
      <text:h text:style-name="Heading_20_5" text:outline-level="5">Key:</text:h>
      <text:p text:style-name="Text_20_body"><draw:frame draw:style-name="fr1" draw:name="Image1" text:anchor-type="paragraph" svg:x="2.3071in" svg:y="0.2228in" svg:width="2.4429in" svg:height="3.078in" draw:z-index="0"><draw:image xlink:href="Pictures/10001BFC00001C00000023478A742933DEE3EC5F.svg" xlink:type="simple" xlink:show="embed" xlink:actuate="onLoad"/><draw:image xlink:href="Pictures/10000201000000E5000001207CFAFACC0B461F7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draw:frame draw:style-name="fr1" draw:name="Image2" text:anchor-type="paragraph" svg:x="-0.0437in" svg:y="0.3382in" svg:width="6.6929in" svg:height="5.2402in" draw:z-index="1"><draw:image xlink:href="Pictures/1000020100000452000003622EE1D7CD707D32B6.png" xlink:type="simple" xlink:show="embed" xlink:actuate="onLoad"/></draw:frame>Diagram for the meetings subsystem:</text:p>
      <text:p text:style-name="P10"><text:soft-page-break/>Diagram for the tasks subsystem:</text:p>
      <text:p text:style-name="P10"><draw:frame draw:style-name="fr2" draw:name="Image3" text:anchor-type="paragraph" svg:width="6.6929in" svg:height="2.8717in" draw:z-index="2"><draw:image xlink:href="Pictures/100002010000043E000001D2E7509A9114DFFA73.png" xlink:type="simple" xlink:show="embed" xlink:actuate="onLoad"/></draw:frame>Diagram for the resources subsystem:</text:p>
      <text:p text:style-name="P11"><draw:frame draw:style-name="fr2" draw:name="Image4" text:anchor-type="paragraph" svg:width="6.6929in" svg:height="3.5457in" draw:z-index="3"><draw:image xlink:href="Pictures/10000201000004520000024A34737C5A7C2A86EF.png" xlink:type="simple" xlink:show="embed" xlink:actuate="onLoad"/></draw:frame></text:p>
      <text:h text:style-name="P43" text:outline-level="2">Input Forms, Output forms and Report Formats</text:h>
      <text:p text:style-name="P12">The current system has three input forms – The team member's personal diaries, <text:span text:style-name="T14">the general format used for making notes of tasks and the record book containing the list of resources. The current system has similar output forms, for meetings, often the members of the team give each other photocopied pages from their diaries and for tasks the output form is identical to the input form.</text:span></text:p>
      <text:p text:style-name="P25"><draw:frame draw:style-name="fr3" draw:name="Image5" text:anchor-type="paragraph" svg:x="2.0472in" svg:y="0.7953in" svg:width="3.0409in" svg:height="4.8118in" draw:z-index="4"><draw:image xlink:href="Pictures/1000000000000648000009F0FA632D822EA5966B.jpg" xlink:type="simple" xlink:show="embed" xlink:actuate="onLoad"/></draw:frame>Below is a copy of an old (but still using the same system of notation) diary from one of the supporting staff at the Church, this is both an input and an output form. <text:span text:style-name="T15">It contains a list of the day's appointments, with their date &amp; time, a brief subject line and the location of the meeting, as well as any other attendees. Unfortunately the latest record I was able to obtain was from 2010 as often the contents of the diaries are strictly confidential because the Church is responsible for caring for many vulnerable people – hence some of the information has been omitted.</text:span></text:p>
      <text:p text:style-name="P25"/>
      <text:p text:style-name="P26"/>
      <text:p text:style-name="P37">Below is an example of a list of tasks from one of the office staff's notebook, it contains a list of tasks that they need to get done that day. The team also uses Post-It notes, record cards or digital reminders on their phones as alternatives to having a list of to-dos. </text:p>
      <text:p text:style-name="P26"><draw:frame draw:style-name="fr3" draw:name="Image6" text:anchor-type="paragraph" svg:x="1.5354in" svg:y="0.1571in" svg:width="3.5339in" svg:height="4.7118in" draw:z-index="5"><draw:image xlink:href="Pictures/100000000000079800000A20FB5C83BEB508A403.jpg" xlink:type="simple" xlink:show="embed" xlink:actuate="onLoad"/></draw:frame>Here is an example of an email requesting <text:span text:style-name="T16">someone to attend a meeting:</text:span></text:p>
      <text:p text:style-name="P26"><draw:frame draw:style-name="fr2" draw:name="Image7" text:anchor-type="paragraph" svg:width="6.6929in" svg:height="3.598in" draw:z-index="6"><draw:image xlink:href="Pictures/1000000000000354000001CAA1DE3A30D482F874.png" xlink:type="simple" xlink:show="embed" xlink:actuate="onLoad"/></draw:frame></text:p>
      <text:p text:style-name="P27"><text:soft-page-break/>Note that the message is concise and to the point, the staff team deals with hundreds of emails per week and none of them have time to read through a detailed explanation for each meeting they're going to attend. </text:p>
      <text:h text:style-name="Heading_20_1" text:outline-level="1">The proposed Syste<text:span text:style-name="T17">m</text:span></text:h>
      <text:h text:style-name="Heading_20_2" text:outline-level="2">Data sources and destinations</text:h>
      <text:p text:style-name="P28">In the proposed system, the users will input <text:span text:style-name="T18">the information for their meetings, tasks and resources into various forms.</text:span></text:p>
      <table:table table:name="Table1" table:style-name="Table1">
        <table:table-column table:style-name="Table1.A" table:number-columns-repeated="4"/>
        <table:table-header-rows>
          <table:table-row>
            <table:table-cell table:style-name="Table1.A1" office:value-type="string">
              <text:p text:style-name="P54">Source</text:p>
            </table:table-cell>
            <table:table-cell table:style-name="Table1.A1" office:value-type="string">
              <text:p text:style-name="P54">Data</text:p>
            </table:table-cell>
            <table:table-cell table:style-name="Table1.A1" office:value-type="string">
              <text:p text:style-name="P54">Data Type</text:p>
            </table:table-cell>
            <table:table-cell table:style-name="Table1.D1" office:value-type="string">
              <text:p text:style-name="P54">Destination</text:p>
            </table:table-cell>
          </table:table-row>
        </table:table-header-rows>
        <table:table-row>
          <table:table-cell table:style-name="Table1.A2" table:number-rows-spanned="5" office:value-type="string">
            <text:p text:style-name="P47">Meeting Own<text:span text:style-name="T19">er</text:span></text:p>
          </table:table-cell>
          <table:table-cell table:style-name="Table1.A2" office:value-type="string">
            <text:p text:style-name="P47">Meeting Date &amp; Time</text:p>
          </table:table-cell>
          <table:table-cell table:style-name="Table1.A2" table:number-rows-spanned="4" office:value-type="string">
            <text:p text:style-name="Text_20_body">String</text:p>
          </table:table-cell>
          <table:table-cell table:style-name="Table1.D2" table:number-rows-spanned="5" office:value-type="string">
            <text:p text:style-name="P47">Database – Meetings</text:p>
            <text:p text:style-name="P47"/>
          </table:table-cell>
        </table:table-row>
        <table:table-row>
          <table:covered-table-cell/>
          <table:table-cell table:style-name="Table1.A2" office:value-type="string">
            <text:p text:style-name="P47">Meeting Title</text:p>
          </table:table-cell>
          <table:covered-table-cell/>
          <table:covered-table-cell/>
        </table:table-row>
        <table:table-row>
          <table:covered-table-cell/>
          <table:table-cell table:style-name="Table1.A2" office:value-type="string">
            <text:p text:style-name="P47">Brief meeting description</text:p>
          </table:table-cell>
          <table:covered-table-cell/>
          <table:covered-table-cell/>
        </table:table-row>
        <table:table-row>
          <table:covered-table-cell/>
          <table:table-cell table:style-name="Table1.A2" office:value-type="string">
            <text:p text:style-name="P48">Location</text:p>
          </table:table-cell>
          <table:covered-table-cell/>
          <table:covered-table-cell/>
        </table:table-row>
        <table:table-row>
          <table:covered-table-cell/>
          <table:table-cell table:style-name="Table1.A2" office:value-type="string">
            <text:p text:style-name="P48">Requested Attendees – UserID</text:p>
          </table:table-cell>
          <table:table-cell table:style-name="Table1.A2" office:value-type="string">
            <text:p text:style-name="P29">Integers</text:p>
          </table:table-cell>
          <table:covered-table-cell/>
        </table:table-row>
        <table:table-row>
          <table:table-cell table:style-name="Table1.A2" table:number-rows-spanned="5" office:value-type="string">
            <text:p text:style-name="P49">Database - Meetings</text:p>
          </table:table-cell>
          <table:table-cell table:style-name="Table1.A2" office:value-type="string">
            <text:p text:style-name="P48">Meeting Title</text:p>
          </table:table-cell>
          <table:table-cell table:style-name="Table1.A2" table:number-rows-spanned="4" office:value-type="string">
            <text:p text:style-name="P29">String</text:p>
          </table:table-cell>
          <table:table-cell table:style-name="Table1.D2" table:number-rows-spanned="5" office:value-type="string">
            <text:p text:style-name="P48">Requested Attendee</text:p>
          </table:table-cell>
        </table:table-row>
        <table:table-row>
          <table:covered-table-cell/>
          <table:table-cell table:style-name="Table1.A2" office:value-type="string">
            <text:p text:style-name="P48">Meeting Date &amp; Time</text:p>
          </table:table-cell>
          <table:covered-table-cell/>
          <table:covered-table-cell/>
        </table:table-row>
        <table:table-row>
          <table:covered-table-cell/>
          <table:table-cell table:style-name="Table1.A2" office:value-type="string">
            <text:p text:style-name="P48">Brief description of meeting</text:p>
          </table:table-cell>
          <table:covered-table-cell/>
          <table:covered-table-cell/>
        </table:table-row>
        <table:table-row>
          <table:covered-table-cell/>
          <table:table-cell table:style-name="Table1.A2" office:value-type="string">
            <text:p text:style-name="P48">Location of meeting</text:p>
          </table:table-cell>
          <table:covered-table-cell/>
          <table:covered-table-cell/>
        </table:table-row>
        <table:table-row>
          <table:covered-table-cell/>
          <table:table-cell table:style-name="Table1.A2" office:value-type="string">
            <text:p text:style-name="P48">(Other) requested attendees</text:p>
          </table:table-cell>
          <table:table-cell table:style-name="Table1.A2" office:value-type="string">
            <text:p text:style-name="P29">Integers</text:p>
          </table:table-cell>
          <table:covered-table-cell/>
        </table:table-row>
        <table:table-row>
          <table:table-cell table:style-name="Table1.A2" table:number-rows-spanned="2" office:value-type="string">
            <text:p text:style-name="P48">Requested Attendee</text:p>
          </table:table-cell>
          <table:table-cell table:style-name="Table1.A2" office:value-type="string">
            <text:p text:style-name="P48">MeetingID</text:p>
          </table:table-cell>
          <table:table-cell table:style-name="Table1.A2" office:value-type="string">
            <text:p text:style-name="P29">Integer</text:p>
          </table:table-cell>
          <table:table-cell table:style-name="Table1.D2" table:number-rows-spanned="2" office:value-type="string">
            <text:p text:style-name="P51">Database - Meetings</text:p>
          </table:table-cell>
        </table:table-row>
        <table:table-row>
          <table:covered-table-cell/>
          <table:table-cell table:style-name="Table1.A2" office:value-type="string">
            <text:p text:style-name="P48">Confirm Attendance?</text:p>
          </table:table-cell>
          <table:table-cell table:style-name="Table1.A2" office:value-type="string">
            <text:p text:style-name="P29">Boolean</text:p>
          </table:table-cell>
          <table:covered-table-cell/>
        </table:table-row>
        <table:table-row>
          <table:table-cell table:style-name="Table1.A2" table:number-rows-spanned="2" office:value-type="string">
            <text:p text:style-name="P51">Database – Meetings</text:p>
          </table:table-cell>
          <table:table-cell table:style-name="Table1.A2" office:value-type="string">
            <text:p text:style-name="P51">MeetingID </text:p>
          </table:table-cell>
          <table:table-cell table:style-name="Table1.A2" office:value-type="string">
            <text:p text:style-name="P31">Integer</text:p>
          </table:table-cell>
          <table:table-cell table:style-name="Table1.D2" table:number-rows-spanned="2" office:value-type="string">
            <text:p text:style-name="P51">Meeting Owner</text:p>
          </table:table-cell>
        </table:table-row>
        <table:table-row>
          <table:covered-table-cell/>
          <table:table-cell table:style-name="Table1.A2" office:value-type="string">
            <text:p text:style-name="P51">Confirm Attendance? </text:p>
          </table:table-cell>
          <table:table-cell table:style-name="Table1.A2" office:value-type="string">
            <text:p text:style-name="P31">Boolean</text:p>
          </table:table-cell>
          <table:covered-table-cell/>
        </table:table-row>
        <table:table-row>
          <table:table-cell table:style-name="Table1.A2" table:number-rows-spanned="2" office:value-type="string">
            <text:p text:style-name="P50">Task owner</text:p>
          </table:table-cell>
          <table:table-cell table:style-name="Table1.A2" office:value-type="string">
            <text:p text:style-name="P50">Task Title</text:p>
          </table:table-cell>
          <table:table-cell table:style-name="Table1.A2" table:number-rows-spanned="5" office:value-type="string">
            <text:p text:style-name="P30">String</text:p>
          </table:table-cell>
          <table:table-cell table:style-name="Table1.D2" table:number-rows-spanned="2" office:value-type="string">
            <text:p text:style-name="P50">Database – Tasks</text:p>
          </table:table-cell>
        </table:table-row>
        <table:table-row>
          <table:covered-table-cell/>
          <table:table-cell table:style-name="Table1.A2" office:value-type="string">
            <text:p text:style-name="P50">Task Description</text:p>
          </table:table-cell>
          <table:covered-table-cell/>
          <table:covered-table-cell/>
        </table:table-row>
        <table:table-row>
          <table:table-cell table:style-name="Table1.A2" table:number-rows-spanned="2" office:value-type="string">
            <text:p text:style-name="P51">Database – Tasks</text:p>
          </table:table-cell>
          <table:table-cell table:style-name="Table1.A2" office:value-type="string">
            <text:p text:style-name="P51">Task Title</text:p>
          </table:table-cell>
          <table:covered-table-cell/>
          <table:table-cell table:style-name="Table1.D2" table:number-rows-spanned="2" office:value-type="string">
            <text:p text:style-name="P51">Task Owner</text:p>
          </table:table-cell>
        </table:table-row>
        <table:table-row>
          <table:covered-table-cell/>
          <table:table-cell table:style-name="Table1.A2" office:value-type="string">
            <text:p text:style-name="P51">Task Description</text:p>
          </table:table-cell>
          <table:covered-table-cell/>
          <table:covered-table-cell/>
        </table:table-row>
        <table:table-row>
          <table:table-cell table:style-name="Table1.A2" table:number-rows-spanned="4" office:value-type="string">
            <text:p text:style-name="P52">Member of staff</text:p>
          </table:table-cell>
          <table:table-cell table:style-name="Table1.A2" office:value-type="string">
            <text:p text:style-name="P52">Resource Title</text:p>
          </table:table-cell>
          <table:covered-table-cell/>
          <table:table-cell table:style-name="Table1.D2" table:number-rows-spanned="4" office:value-type="string">
            <text:p text:style-name="P52">Database – Resources</text:p>
          </table:table-cell>
        </table:table-row>
        <table:table-row>
          <table:covered-table-cell/>
          <table:table-cell table:style-name="Table1.A2" office:value-type="string">
            <text:p text:style-name="P52">Resource Cost</text:p>
          </table:table-cell>
          <table:table-cell table:style-name="Table1.A2" office:value-type="string">
            <text:p text:style-name="P32">Integer</text:p>
          </table:table-cell>
          <table:covered-table-cell/>
        </table:table-row>
        <table:table-row>
          <table:covered-table-cell/>
          <table:table-cell table:style-name="Table1.A2" office:value-type="string">
            <text:p text:style-name="P52">Resource Current Quantity</text:p>
          </table:table-cell>
          <table:table-cell table:style-name="Table1.A2" table:number-rows-spanned="2" office:value-type="string">
            <text:p text:style-name="P32">Integer</text:p>
          </table:table-cell>
          <table:covered-table-cell/>
        </table:table-row>
        <table:table-row>
          <table:covered-table-cell/>
          <table:table-cell table:style-name="Table1.A2" office:value-type="string">
            <text:p text:style-name="P52">Resource Required Quantity</text:p>
          </table:table-cell>
          <table:covered-table-cell/>
          <table:covered-table-cell/>
        </table:table-row>
        <table:table-row>
          <table:table-cell table:style-name="Table1.A2" table:number-rows-spanned="4" office:value-type="string">
            <text:p text:style-name="P53">Database – Resources</text:p>
          </table:table-cell>
          <table:table-cell table:style-name="Table1.A2" office:value-type="string">
            <text:p text:style-name="P53">Resource Title</text:p>
          </table:table-cell>
          <table:table-cell table:style-name="Table1.A2" office:value-type="string">
            <text:p text:style-name="P33">String</text:p>
          </table:table-cell>
          <table:table-cell table:style-name="Table1.D2" table:number-rows-spanned="4" office:value-type="string">
            <text:p text:style-name="P53">Member of Staff</text:p>
          </table:table-cell>
        </table:table-row>
        <table:table-row>
          <table:covered-table-cell/>
          <table:table-cell table:style-name="Table1.A2" office:value-type="string">
            <text:p text:style-name="P53">Resource Cost</text:p>
          </table:table-cell>
          <table:table-cell table:style-name="Table1.A2" table:number-rows-spanned="2" office:value-type="string">
            <text:p text:style-name="P33">Integer</text:p>
          </table:table-cell>
          <table:covered-table-cell/>
        </table:table-row>
        <table:table-row>
          <table:covered-table-cell/>
          <table:table-cell table:style-name="Table1.A2" office:value-type="string">
            <text:p text:style-name="P53">Resource Quantity</text:p>
          </table:table-cell>
          <table:covered-table-cell/>
          <table:covered-table-cell/>
        </table:table-row>
        <table:table-row>
          <table:covered-table-cell/>
          <table:table-cell table:style-name="Table1.A2" office:value-type="string">
            <text:p text:style-name="P53">Resource Required?</text:p>
          </table:table-cell>
          <table:table-cell table:style-name="Table1.A2" office:value-type="string">
            <text:p text:style-name="P33">Boolean</text:p>
          </table:table-cell>
          <table:covered-table-cell/>
        </table:table-row>
      </table:table>
      <text:p text:style-name="P28"/>
      <text:h text:style-name="Heading_20_2" text:outline-level="2">Data Flow Diagrams</text:h>
      <text:p text:style-name="P34">{do these later}</text:p>
      <text:p text:style-name="P34"/>
      <text:h text:style-name="Heading_20_2" text:outline-level="2">Data Dictionary</text:h>
      <text:p text:style-name="Text_20_body"/>
      <text:h text:style-name="P42" text:outline-level="2">Volumetrics </text:h>
      <text:p text:style-name="P35"><text:span text:style-name="T20">There are 5 members of the staff team which will have between 2 and 5 meetings per day, which means in one month, the system will have up to 750 meetings, each of which will require up to 1815 Bytes, which will total at 1.3MiB per month for the meetings system. However, the </text:span>number<text:span text:style-name="T20"> of people who will be involved in meetings will be subject to change on a weekly basis, it could easily double, triple or more which means that this part of the database could use up to 5MiB per month and up to 60MiB per year. The user's table will contain a record of each user who has meetings, which totals at 798 Bytes per person. In a large city centre Church, there are approximately 250 congregates, of which 50 will be involved with meetings, which means the user's database will require at minimum, 39KiB. However this number is subject to change and could easily double in the space of a year, but because of the data protection act, some means of ensuring the data does not expire would mean that as, or shortly after new users are added, the old users are removed so the size of the table will only fluctuate by $\pm$10KiB, so to ensure there's always enough space, this table will be allocated 60KiB. The tasks table, which is effectively a record of each user's to-do list, will contain records for between 5 and 10 users each with up to and estimated 15 items per day. Each item is 5170 Bytes, which means every day, each user will generate up to 76Kib, with up to 10 users totalling at 760Kib, so in a month the database will contain up to 22.8Mib. However, the nature of the tasks means that they will expire after a certain amount of time, which will limit the size of the database. If the expiry period of each task is set to one year, this table will not exceed 273.6MiB. <text:s/>The resources table will contain a record of all of the things the Church regularly buys, including cleaning supplies, food, drinks, cafe supplies. The church has several areas which require resources, some of which require more than others. If in total, the Church, buys 300 consumable products, each record will require 271 Bytes, with 300 items, the table will require 80KiB, however there is potential for new items to be added on a regular basis, so this table could easily grow to 100KiB.</text:span></text:p>
      <text:p text:style-name="P34">The total database requirements are 334MiB, for a year's worth of data. The program itself, the PyQt Library and Python will require about 130Mib, which means the total estimated size of the system will be 464MiB.</text:p>
      <text:h text:style-name="Heading_20_1" text:outline-level="1"><text:soft-page-break/>Objectives:</text:h>
      <text:h text:style-name="Heading_20_2" text:outline-level="2">General Objectives:</text:h>
      <text:list xml:id="list5652442355407345131" text:style-name="L1">
        <text:list-item>
          <text:p text:style-name="P36">A simple and clear layout structure for viewing recorded meetings.</text:p>
        </text:list-item>
        <text:list-item>
          <text:p text:style-name="P36">A simple and clear layout for adding new meetings.</text:p>
        </text:list-item>
        <text:list-item>
          <text:p text:style-name="P36">A simple and clear layout for adding and viewing a to-do list of tasks.</text:p>
        </text:list-item>
        <text:list-item>
          <text:p text:style-name="P36">A clear and effective way of monitoring stock levels of various resourc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style="italic" fo:font-weight="normal"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3627e" officeooo:paragraph-rsid="0003627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eter East – 6303 – COMP4 Coursewor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09:21:22.049485844</meta:creation-date>
    <meta:editing-duration>PT10H41M58S</meta:editing-duration>
    <meta:editing-cycles>52</meta:editing-cycles>
    <meta:generator>LibreOffice/5.0.5.2$Linux_X86_64 LibreOffice_project/00m0$Build-2</meta:generator>
    <dc:date>2016-03-28T00:05:38.319753853</dc:date>
    <dc:creator>Peter East</dc:creator>
    <meta:document-statistic meta:table-count="2" meta:image-count="7" meta:object-count="0" meta:page-count="10" meta:paragraph-count="161" meta:word-count="1959" meta:character-count="11529" meta:non-whitespace-character-count="9696"/>
  </office:meta>
</office:document-meta>
</file>